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Hemb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rrón Europeo Mach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9:11:09.1805509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09-25T19:11:35.091982877</dc:date>
    <meta:editing-duration>P2DT42M2S</meta:editing-duration>
    <meta:editing-cycles>432</meta:editing-cycles>
    <meta:generator>LibreOffice/6.4.7.2$Linux_X86_64 LibreOffice_project/40$Build-2</meta:generator>
    <meta:document-statistic meta:table-count="1" meta:cell-count="1778" meta:object-count="0"/>
  </office:meta>
</office:document-meta>
</file>